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EvaluationException.SpelEvaluationException( SpelMessage message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EvaluationException.get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valuationException.setPosition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valuationException.getInse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EvaluationException.SpelEvaluationException( int position , SpelMessage message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EvaluationException.SpelEvaluationException( int position , Throwable cause , SpelMessage message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EvaluationException.SpelEvaluationException( Throwable cause , SpelMessage message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